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4cm"/>
    </style:style>
    <style:style style:name="co3" style:family="table-column">
      <style:table-column-properties fo:break-before="auto" style:column-width="16.448cm"/>
    </style:style>
    <style:style style:name="co4" style:family="table-column">
      <style:table-column-properties fo:break-before="auto" style:column-width="10.511cm"/>
    </style:style>
    <style:style style:name="ro5"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1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4.7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3" table:default-cell-style-name="ce1"/>
        <table:table-column table:style-name="co4" table:default-cell-style-name="Default"/>
        <table:table-row table:style-name="ro2" table:number-rows-repeated="2">
          <table:table-cell table:number-columns-repeated="5"/>
        </table:table-row>
        <table:table-row table:style-name="ro3">
          <table:table-cell office:value-type="string">
            <text:p>Mantis</text:p>
          </table:table-cell>
          <table:table-cell table:number-columns-repeated="4"/>
        </table:table-row>
        <table:table-row table:style-name="ro4">
          <table:table-cell/>
          <table:table-cell office:value-type="string">
            <text:p>Admin</text:p>
          </table:table-cell>
          <table:table-cell office:value-type="string">
            <text:p>Raporter un bogue</text:p>
          </table:table-cell>
          <table:table-cell office:value-type="string">
            <text:p>Il est conseillé de ne laisser le droit de créer des tâches qu'aux gestionnaires et testeurs.</text:p>
            <text:p>Ceci pour éviter des imputations 'sauvages' sur des tâches non connues du manager.</text:p>
          </table:table-cell>
          <table:table-cell office:value-type="string">
            <text:p>Mantis / administration / Seuil du workflow / Rapporter un bogue</text:p>
          </table:table-cell>
        </table:table-row>
        <table:table-row table:style-name="ro6">
          <table:table-cell/>
          <table:table-cell office:value-type="string">
            <text:p>Tâches</text:p>
          </table:table-cell>
          <table:table-cell office:value-type="string">
            <text:p>Création Dev/Tests</text:p>
          </table:table-cell>
          <table:table-cell office:value-type="string">
            <text:p>L'activité de tests de validation est généralement séparée des tâches de Dev. On aura donc une tâche spécifique « Validation Lot 1 » sur laquelle imputent les testeurs.</text:p>
            <text:p>Les testeurs passent les tâches de dev à « validé » (ou les re-ouvrent) mais n'imputent pas sur ces tâches.</text:p>
            <text:p>Il n'est en général pas nécessaire de créer une tâche de validation pour chaque tâche de Dev.</text:p>
            <text:p/>
          </table:table-cell>
          <table:table-cell/>
        </table:table-row>
        <table:table-row table:style-name="ro2" table:number-rows-repeated="2">
          <table:table-cell table:number-columns-repeated="5"/>
        </table:table-row>
        <table:table-row table:style-name="ro7">
          <table:table-cell/>
          <table:table-cell office:value-type="string">
            <text:p>User</text:p>
          </table:table-cell>
          <table:table-cell office:value-type="string">
            <text:p>Client</text:p>
          </table:table-cell>
          <table:table-cell office:value-type="string">
            <text:p>La création d'un compte mantis pour le client (auquel il n'aura pas forcement accès) permet en changeant l'affectation de la tâche de retrouver facilement les fiches qui sont en attente d'une action de la part du client.</text:p>
            <text:p>Le manager peut alors suivre ces tâches et les réaffecter aux développeurs une fois la réponse du client obtenue.</text:p>
            <text:p>Lors de l'affectation au client, le Développeur en charge de cette tâche activera le flag 'suivie' (monitored) dans mantis, afin d'être tenu au courant de son évolution et que la tâche apparaisse toujours dans le planning CodevTT.</text:p>
            <text:p>Le Client peut être déclaré dans l'équipe avec le rôle 'Custommer'. Cet utilisateur n'aura AUCUN droit de regard sur les activités de l'équipe (contrairement au rôle 'observer') mais il sera utilisé dans certaines actions comme l'export de fiches au format OpenDocument (filtre sur les fiches affectées au client).</text:p>
          </table:table-cell>
          <table:table-cell/>
        </table:table-row>
        <table:table-row table:style-name="ro2" table:number-rows-repeated="5">
          <table:table-cell table:number-columns-repeated="5"/>
        </table:table-row>
        <table:table-row table:style-name="ro2">
          <table:table-cell office:value-type="string">
            <text:p>CodevTT</text:p>
          </table:table-cell>
          <table:table-cell table:number-columns-repeated="4"/>
        </table:table-row>
        <table:table-row table:style-name="ro2" table:number-rows-repeated="1048561">
          <table:table-cell table:number-columns-repeated="5"/>
        </table:table-row>
        <table:table-row table:style-name="ro2">
          <table:table-cell table:number-columns-repeated="5"/>
        </table:table-row>
      </table:table>
      <table:table table:name="Feuille2" table:style-name="ta1">
        <table:table-column table:style-name="co1" table:default-cell-style-name="Default"/>
        <table:table-row table:style-name="ro5">
          <table:table-cell/>
        </table:table-row>
      </table:table>
      <table:table table:name="Feuille3" table:style-name="ta1">
        <table:table-column table:style-name="co1"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13:55:59</meta:creation-date>
    <dc:date>2013-06-11T14:52:06</dc:date>
    <meta:editing-duration>PT23M44S</meta:editing-duration>
    <meta:editing-cycles>5</meta:editing-cycles>
    <meta:generator>LibreOffice/3.5$Linux_X86_64 LibreOffice_project/350m1$Build-2</meta:generator>
    <meta:document-statistic meta:table-count="3" meta:cell-count="12" meta:object-count="0"/>
  </office:meta>
</office:document-meta>
</file>